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rademarkPolicies" style:family="table">
      <style:table-properties style:width="9.9847in" fo:margin-left="0.0125in" table:align="left" style:shadow="none"/>
    </style:style>
    <style:style style:name="TrademarkPolicies.A" style:family="table-column">
      <style:table-column-properties style:column-width="2.0056in"/>
    </style:style>
    <style:style style:name="TrademarkPolicies.B" style:family="table-column">
      <style:table-column-properties style:column-width="2.5069in"/>
    </style:style>
    <style:style style:name="TrademarkPolicies.C" style:family="table-column">
      <style:table-column-properties style:column-width="2.7201in"/>
    </style:style>
    <style:style style:name="TrademarkPolicies.D" style:family="table-column">
      <style:table-column-properties style:column-width="2.7521in"/>
    </style:style>
    <style:style style:name="TrademarkPolicies.A1" style:family="table-cell">
      <style:table-cell-properties fo:padding="0.0382in" fo:border-left="0.25pt solid #000000" fo:border-right="none" fo:border-top="0.25pt solid #000000" fo:border-bottom="0.25pt solid #000000"/>
    </style:style>
    <style:style style:name="TrademarkPolicies.D1" style:family="table-cell">
      <style:table-cell-properties fo:padding="0.0382in" fo:border="0.25pt solid #000000"/>
    </style:style>
    <style:style style:name="TrademarkPolicies.A2" style:family="table-cell">
      <style:table-cell-properties fo:padding="0.0382in" fo:border-left="0.25pt solid #000000" fo:border-right="none" fo:border-top="none" fo:border-bottom="0.25pt solid #000000"/>
    </style:style>
    <style:style style:name="TrademarkPolicies.D2" style:family="table-cell">
      <style:table-cell-properties fo:padding="0.0382in" fo:border-left="0.25pt solid #000000" fo:border-right="0.25pt solid #000000" fo:border-top="none" fo:border-bottom="0.25pt solid #000000"/>
    </style:style>
    <style:style style:name="TrademarkPolicies.6" style:family="table-row">
      <style:table-row-properties style:min-row-height="0.1681in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 style:font-name-asian="Times New Roman" style:font-name-complex="Times New Roman"/>
    </style:style>
    <style:style style:name="P3" style:family="paragraph" style:parent-style-name="Table_20_Contents">
      <style:paragraph-properties fo:margin-left="0.0043in" fo:margin-right="-0.0484in" fo:text-indent="0in" style:auto-text-indent="false"/>
    </style:style>
    <style:style style:name="P4" style:family="paragraph" style:parent-style-name="Table_20_Heading">
      <style:paragraph-properties fo:margin-left="0.0043in" fo:margin-right="0.0043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emark Guidelines Considerations</text:p>
      <table:table table:name="TrademarkPolicies" table:style-name="TrademarkPolicies">
        <table:table-column table:style-name="TrademarkPolicies.A"/>
        <table:table-column table:style-name="TrademarkPolicies.B"/>
        <table:table-column table:style-name="TrademarkPolicies.C"/>
        <table:table-column table:style-name="TrademarkPolicies.D"/>
        <table:table-header-rows>
          <table:table-row>
            <table:table-cell table:style-name="TrademarkPolicies.A1" office:value-type="string">
              <text:p text:style-name="Table_20_Heading">Concept</text:p>
            </table:table-cell>
            <table:table-cell table:style-name="TrademarkPolicies.A1" office:value-type="string">
              <text:p text:style-name="P4">Elements</text:p>
            </table:table-cell>
            <table:table-cell table:style-name="TrademarkPolicies.A1" office:value-type="string">
              <text:p text:style-name="Table_20_Heading">Suggested Language</text:p>
            </table:table-cell>
            <table:table-cell table:style-name="TrademarkPolicies.D1" office:value-type="string">
              <text:p text:style-name="Table_20_Heading">Legal Issues</text:p>
            </table:table-cell>
          </table:table-row>
        </table:table-header-rows>
        <table:table-row>
          <table:table-cell table:style-name="TrademarkPolicies.A2" office:value-type="string">
            <text:p text:style-name="Table_20_Contents">Preamble</text:p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Table_20_Contents">Education; consideration</text:p>
          </table:table-cell>
        </table:table-row>
        <table:table-row>
          <table:table-cell table:style-name="TrademarkPolicies.A2" office:value-type="string">
            <text:p text:style-name="Table_20_Contents">Uses for which license is required</text:p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>Modified software (defined)</text:p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Table_20_Contents">U.S.:</text:p>
            <text:p text:style-name="Table_20_Contents">Germany:</text:p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Table_20_Contents"/>
          </table:table-cell>
        </table:table-row>
        <table:table-row table:style-name="TrademarkPolicies.6">
          <table:table-cell table:style-name="TrademarkPolicies.A2" office:value-type="string">
            <text:p text:style-name="Table_20_Contents">Description of non-infringing uses</text:p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Table_20_Contents"/>
          </table:table-cell>
        </table:table-row>
        <table:table-row table:style-name="TrademarkPolicies.6"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>Unmodified software</text:p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Table_20_Contents"/>
          </table:table-cell>
        </table:table-row>
        <table:table-row table:style-name="TrademarkPolicies.6"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>Modified software (defined)</text:p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Table_20_Contents"/>
          </table:table-cell>
        </table:table-row>
        <table:table-row table:style-name="TrademarkPolicies.6"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>Trademark use guidelines</text:p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P3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>Marking</text:p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P3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>Proper usage of trademarks</text:p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P3"/>
          </table:table-cell>
        </table:table-row>
        <table:table-row>
          <table:table-cell table:style-name="TrademarkPolicies.A2" office:value-type="string">
            <text:p text:style-name="Table_20_Contents">Consideration from user </text:p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P3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P2">Goodwill inures to trademark owner</text:p>
          </table:table-cell>
          <table:table-cell table:style-name="TrademarkPolicies.A2" office:value-type="string">
            <text:p text:style-name="P2"/>
          </table:table-cell>
          <table:table-cell table:style-name="TrademarkPolicies.D2" office:value-type="string">
            <text:p text:style-name="Table_20_Contents">Saying so doesn't make it so</text:p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P2">Acknowledgement of trademark owner's ownership</text:p>
          </table:table-cell>
          <table:table-cell table:style-name="TrademarkPolicies.A2" office:value-type="string">
            <text:p text:style-name="P2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P2">Agree not to use or register similar marks</text:p>
          </table:table-cell>
          <table:table-cell table:style-name="TrademarkPolicies.A2" office:value-type="string">
            <text:p text:style-name="P2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P2">Agree not to acquire rights</text:p>
          </table:table-cell>
          <table:table-cell table:style-name="TrademarkPolicies.A2" office:value-type="string">
            <text:p text:style-name="P2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>Additional terms</text:p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P2"/>
          </table:table-cell>
          <table:table-cell table:style-name="TrademarkPolicies.D2" office:value-type="string">
            <text:p text:style-name="Table_20_Contents"/>
          </table:table-cell>
        </table:table-row>
        <text:soft-page-break/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>Where to report abuse</text:p>
          </table:table-cell>
          <table:table-cell table:style-name="TrademarkPolicies.A2" office:value-type="string">
            <text:p text:style-name="P2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>Where to obtain further information</text:p>
          </table:table-cell>
          <table:table-cell table:style-name="TrademarkPolicies.A2" office:value-type="string">
            <text:p text:style-name="P2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P2">Disclaimer of warranty/ indemnification</text:p>
          </table:table-cell>
          <table:table-cell table:style-name="TrademarkPolicies.A2" office:value-type="string">
            <text:p text:style-name="P2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P2">Continued use of mark is acceptance of changed terms</text:p>
          </table:table-cell>
          <table:table-cell table:style-name="TrademarkPolicies.A2" office:value-type="string">
            <text:p text:style-name="P2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P2"/>
          </table:table-cell>
          <table:table-cell table:style-name="TrademarkPolicies.A2" office:value-type="string">
            <text:p text:style-name="P2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P2"/>
          </table:table-cell>
          <table:table-cell table:style-name="TrademarkPolicies.A2" office:value-type="string">
            <text:p text:style-name="P2"/>
          </table:table-cell>
          <table:table-cell table:style-name="TrademarkPolicies.D2" office:value-type="string">
            <text:p text:style-name="Table_20_Contents"/>
          </table:table-cell>
        </table:table-row>
        <table:table-row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A2" office:value-type="string">
            <text:p text:style-name="Table_20_Contents"/>
          </table:table-cell>
          <table:table-cell table:style-name="TrademarkPolicies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6T18:39:10</meta:creation-date>
    <dc:date>2012-05-24T00:15:32</dc:date>
    <meta:editing-duration>P6DT21H39M25S</meta:editing-duration>
    <meta:editing-cycles>62</meta:editing-cycles>
    <meta:generator>LibreOffice/3.4$Unix LibreOffice_project/340m1$Build-402</meta:generator>
    <meta:document-statistic meta:table-count="1" meta:image-count="0" meta:object-count="0" meta:page-count="2" meta:paragraph-count="28" meta:word-count="96" meta:character-count="687" meta:non-whitespace-character-count="618"/>
  </office:meta>
</office:document-meta>
</file>